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443c3" officeooo:paragraph-rsid="000443c3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443c3" officeooo:paragraph-rsid="000443c3" style:font-weight-asian="normal" style:font-weight-complex="normal"/>
    </style:style>
    <style:style style:name="P4" style:family="paragraph" style:parent-style-name="Standard">
      <style:text-properties officeooo:paragraph-rsid="00063d85"/>
    </style:style>
    <style:style style:name="T1" style:family="text">
      <style:text-properties officeooo:rsid="00063d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:</text:p>
      <text:p text:style-name="P4">Изучить работу базовых растровых алгоритмов: </text:p>
      <text:p text:style-name="P4"><text:tab/>− пошаговый алгоритм;</text:p>
      <text:p text:style-name="P4"><text:tab/>− алгоритм Брезенхема;</text:p>
      <text:p text:style-name="Standard">Создать приложение/веб-приложение, иллюстрирующее работу базовых растровых алгоритмов</text:p>
      <text:p text:style-name="Standard"/>
      <text:p text:style-name="P1">Основные требования к приложению:</text:p>
      <text:p text:style-name="Standard">Дружелюбный и удобный интерфейс</text:p>
      <text:p text:style-name="Standard">Краткий отчет с указанием временных характеристик реализованных алгоритмов:</text:p>
      <text:p text:style-name="Standard">Корректность работы методов (проиллюстрировать один пример сопроводительными вычислениями)</text:p>
      <text:p text:style-name="Standard"/>
      <text:p text:style-name="P2">Ход работы:</text:p>
      <text:p text:style-name="P2"/>
      <text:list text:style-name="L1">
        <text:list-item>
          <text:p text:style-name="P3">Изучение теоритичесого материала по <text:span text:style-name="T1">базовым растровым алгоритмам</text:span></text:p>
        </text:list-item>
        <text:list-item>
          <text:p text:style-name="P3">Реализация <text:span text:style-name="T1">базовых растровых алгоритмов</text:span></text:p>
        </text:list-item>
        <text:list-item>
          <text:p text:style-name="P3">Реализация <text:span text:style-name="T1">вывода посроенных линий</text:span></text:p>
        </text:list-item>
        <text:list-item>
          <text:p text:style-name="P3">Тестирование приложения</text:p>
        </text:list-item>
        <text:list-item>
          <text:p text:style-name="P3">Рефакторинг кода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5:50:12.205465183</meta:creation-date>
    <dc:date>2023-11-17T17:57:52.794648116</dc:date>
    <meta:editing-duration>PT1H49M16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15" meta:word-count="69" meta:character-count="603" meta:non-whitespace-character-count="551"/>
  </office:meta>
</office:document-meta>
</file>